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18/09/2014</text:date>, <text:time>08:4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fu Wang</meta:initial-creator>
    <meta:creation-date>2014-09-18T08:43:01.66</meta:creation-date>
    <dc:date>2014-09-18T08:45:22.44</dc:date>
    <dc:creator>Chenfu Wang</dc:creator>
    <meta:editing-duration>PT2M27S</meta:editing-duration>
    <meta:editing-cycles>1</meta:editing-cycles>
    <meta:document-statistic meta:table-count="3" meta:cell-count="12" meta:object-count="0"/>
    <meta:generator>OpenOffice/4.0.1$Win32 OpenOffice.org_project/401m5$Build-9714</meta:generator>
  </office:meta>
</office:document-meta>
</file>